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1">
      <style:text-properties fo:language="ru" fo:country="RU"/>
    </style:style>
    <style:style style:name="T1" style:family="text">
      <style:text-properties fo:color="#800000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убликация сайта</text:p>
      <text:p text:style-name="Standard"/>
      <text:list xml:id="list8047853145710451309" text:style-name="L1">
        <text:list-item>
          <text:p text:style-name="P1">сайт и вспомогательные файлы должны быть в одной папке</text:p>
        </text:list-item>
        <text:list-item>
          <text:p text:style-name="P1">создаём свою Яндекс — почту </text:p>
        </text:list-item>
        <text:list-item>
          <text:p text:style-name="P1">заходим на сайт <text:span text:style-name="T1"><text:s/></text:span><text:a xlink:type="simple" xlink:href="http://narod.ru/" text:style-name="Internet_20_link" text:visited-style-name="Visited_20_Internet_20_Link">http://narod.ru/</text:a></text:p>
        </text:list-item>
        <text:list-item>
          <text:p text:style-name="P1">нажимаю на кнопку «Создать сайт бесплатно»</text:p>
        </text:list-item>
        <text:list-item>
          <text:p text:style-name="P4">ввожу свой <text:span text:style-name="T2">mail </text:span>и придумываю пароль</text:p>
        </text:list-item>
        <text:list-item>
          <text:p text:style-name="P4">захожу в почту, открываю сообщение от сервиса Народ и нажимаю «Продолжить»</text:p>
        </text:list-item>
        <text:list-item>
          <text:p text:style-name="P4">ввожу неправильный номер телефона и нажимаю «Сделаю позже»</text:p>
        </text:list-item>
        <text:list-item>
          <text:p text:style-name="P4">ввожу на английском название сайта и нажимаю «Создать сайт»</text:p>
        </text:list-item>
        <text:list-item>
          <text:p text:style-name="P4">нажимаю 2 раза на кнопку «продолжить»</text:p>
        </text:list-item>
        <text:list-item>
          <text:p text:style-name="P3"><text:s/><text:span text:style-name="T3">нажимаю на «Управление дизайном»</text:span></text:p>
        </text:list-item>
        <text:list-item>
          <text:p text:style-name="P3"><text:span text:style-name="T3"><text:s/>нажимаю на синюю надпись «Страницы сайта»</text:span></text:p>
        </text:list-item>
        <text:list-item>
          <text:p text:style-name="P3"><text:span text:style-name="T3"><text:s/>нажимаю на кнопку «</text:span>FileManager<text:span text:style-name="T3">»</text:span></text:p>
        </text:list-item>
        <text:list-item>
          <text:p text:style-name="P3"><text:s/><text:span text:style-name="T3">загружаем ВСЕ файлы проекта</text:span></text:p>
        </text:list-item>
        <text:list-item>
          <text:p text:style-name="P3"><text:span text:style-name="T3"><text:s/>кликаю на титульную страницу сайта в окне </text:span>FileManager</text:p>
        </text:list-item>
        <text:list-item>
          <text:p text:style-name="P3"><text:s/><text:span text:style-name="T3">копирую ссылку на страницу</text:span></text:p>
        </text:list-item>
        <text:list-item>
          <text:p text:style-name="P3"><text:span text:style-name="T3"><text:s/>ГОТОВО !!! Это и есть ссылка на наш сайт !!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0-18T19:59:19.06</meta:creation-date>
    <meta:generator>OpenOffice/4.1.1$Win32 OpenOffice.org_project/411m6$Build-9775</meta:generator>
    <dc:date>2015-10-18T20:20:50.76</dc:date>
    <dc:creator>Максим Maxim</dc:creator>
    <meta:editing-duration>PT21M24S</meta:editing-duration>
    <meta:editing-cycles>15</meta:editing-cycles>
    <meta:document-statistic meta:table-count="0" meta:image-count="0" meta:object-count="0" meta:page-count="1" meta:paragraph-count="17" meta:word-count="122" meta:character-count="736"/>
  </office:meta>
</office:document-meta>
</file>